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 style:list-style-name="L1">
      <style:text-properties fo:font-size="18pt" style:font-size-asian="18pt" style:font-size-complex="18pt"/>
    </style:style>
    <style:style style:name="P4" style:family="paragraph" style:parent-style-name="Standard" style:list-style-name="L2">
      <style:text-properties fo:font-size="18pt" style:font-size-asian="18pt" style:font-size-complex="18pt"/>
    </style:style>
    <style:style style:name="P5" style:family="paragraph" style:parent-style-name="Standard" style:list-style-name="L3">
      <style:text-properties fo:font-size="18pt" style:font-size-asian="18pt" style:font-size-complex="18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ction du tp sur la combustion du carbone.</text:p>
      <text:p text:style-name="P1"/>
      <text:p text:style-name="P1">Réactif(s) --&gt; Produit(s)</text:p>
      <text:p text:style-name="P1"/>
      <text:p text:style-name="P1">Carbone + dioxygène --&gt; dioxyde de carbone</text:p>
      <text:p text:style-name="P1"/>
      <text:p text:style-name="P1">C(s) + O2(g) --&gt; CO2(g)</text:p>
      <text:p text:style-name="P1"/>
      <text:list xml:id="list3575166054343973443" text:style-name="L1">
        <text:list-item>
          <text:p text:style-name="P3">Test au sulfate de cuivre anhydre.</text:p>
          <text:p text:style-name="P3">Le test est positif le sulfate devient bleu donc de l'eau H2O est présnete dans...</text:p>
        </text:list-item>
      </text:list>
      <text:p text:style-name="P1"/>
      <text:p text:style-name="P1"><text:tab/>L'eau n'est pas produit car l'atome H n'est pas présent dans les <text:tab/>réactifs.</text:p>
      <text:list xml:id="list1800051821698168847" text:style-name="L2">
        <text:list-header>
          <text:p text:style-name="P4"/>
        </text:list-header>
        <text:list-item>
          <text:p text:style-name="P4">Test du dihydrogène: H2</text:p>
          <text:p text:style-name="P4">Le test à la flamme est négatif pas de détonation. Donc pas de H2 car n'est pas présent dans les réactifs.</text:p>
        </text:list-item>
      </text:list>
      <text:p text:style-name="P1"/>
      <text:list xml:id="list2852393011915775651" text:style-name="L3">
        <text:list-item>
          <text:p text:style-name="P5">test a l'eau de chaux</text:p>
          <text:p text:style-name="P5">CaO + CO2 -&gt; CaCO3(s)</text:p>
          <text:p text:style-name="P5">L'eau de chaux en présence de CO2 se trouble (blanchâtre).</text:p>
          <text:p text:style-name="P5">Il peut être produit par combustion car ses atomes sont présents dans les réactifs.</text:p>
        </text:list-item>
      </text:list>
      <text:p text:style-name="P1"/>
      <text:p text:style-name="P1">Il reste du Carbone qui n'a pas brulé, il est donc en exccés.</text:p>
      <text:p text:style-name="P1">La combustion s'arete donc il n'y a plus d'O2 : Donc il est en défaut parrapport au carbon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éactif --&gt; Produits</text:p>
      <text:p text:style-name="P1"/>
      <text:p text:style-name="P1">Complète : </text:p>
      <text:p text:style-name="P1"/>
      <text:p text:style-name="P1">Combustible + Conburant -&gt; CO2 + H2O </text:p>
      <text:p text:style-name="P1">C + O2 –&gt; CO2</text:p>
      <text:p text:style-name="P1">CH4 + O2 --&gt; 2CO2 + 2H2O</text:p>
      <text:p text:style-name="P1"/>
      <text:p text:style-name="P1">Incomplète : </text:p>
      <text:p text:style-name="P1"/>
      <text:p text:style-name="P1">CH4 + O2 --&gt; CO2 + H2O</text:p>
      <text:p text:style-name="P1">4H + O --&gt; H2O + H2 + CO + C</text:p>
      <text:p text:style-name="P1"/>
      <text:p text:style-name="P1">HO --&gt; H</text:p>
      <text:p text:style-name="P1"/>
      <text:p text:style-name="P1">C + O --&gt; CO2</text:p>
      <text:p text:style-name="P1"/>
      <text:p text:style-name="P1">2C + O --&gt; CO + C</text:p>
      <text:p text:style-name="P1"/>
      <text:p text:style-name="P1">CO2 = eau de chaux </text:p>
      <text:p text:style-name="P1">5H2O = se Trouble Sulfat Cu -&gt; bleu</text:p>
      <text:p text:style-name="P1">H2 = Test à la flammes</text:p>
      <text:p text:style-name="P1">CO = indiceble naturellement.</text:p>
      <text:p text:style-name="P1">C = suie :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7M53S</meta:editing-duration>
    <meta:editing-cycles>70</meta:editing-cycles>
    <meta:generator>OpenOffice/4.1.7$Win32 OpenOffice.org_project/417m1$Build-9800</meta:generator>
    <dc:date>2021-02-04T10:55:31.13</dc:date>
    <meta:document-statistic meta:table-count="0" meta:image-count="0" meta:object-count="0" meta:page-count="2" meta:paragraph-count="31" meta:word-count="246" meta:character-count="1121"/>
    <meta:user-defined meta:name="Info 1"/>
    <meta:user-defined meta:name="Info 2"/>
    <meta:user-defined meta:name="Info 3"/>
    <meta:user-defined meta:name="Info 4"/>
  </office:meta>
</office:document-meta>
</file>